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99000002556F2C84C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25.7cm" svg:height="13.035cm" draw:z-index="0"><draw:image xlink:href="Pictures/1000000000000499000002556F2C84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3-14T22:47:40</meta:creation-date>
    <meta:printed-by>ivan </meta:printed-by>
    <meta:print-date>2012-03-14T22:48:12</meta:print-date>
    <dc:date>2012-03-14T22:48:56</dc:date>
    <dc:creator>ivan </dc:creator>
    <meta:editing-duration>P0D</meta:editing-duration>
    <meta:editing-cycles>1</meta:editing-cycles>
    <meta:generator>LibreOffice/3.5$Linux_x86 LibreOffice_project/350m1$Build-1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